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2.501cm" fo:margin-right="0cm" fo:line-height="100%" fo:text-indent="0cm" style:auto-text-indent="false"/>
      <style:text-properties fo:color="#000000" style:font-name="Liberation Serif" fo:font-size="8pt" officeooo:paragraph-rsid="0004ed3c" style:font-size-asian="8pt" style:font-size-complex="8pt"/>
    </style:style>
    <style:style style:name="P2" style:family="paragraph" style:parent-style-name="Preformatted_20_Text">
      <style:paragraph-properties fo:margin-left="2.501cm" fo:margin-right="0cm" fo:line-height="100%" fo:text-indent="0cm" style:auto-text-indent="false"/>
      <style:text-properties fo:color="#000000" style:font-name="Liberation Serif" fo:font-size="8pt" fo:font-weight="normal" officeooo:paragraph-rsid="0004ed3c" style:font-size-asian="8pt" style:font-weight-asian="normal" style:font-size-complex="8pt" style:font-weight-complex="normal"/>
    </style:style>
    <style:style style:name="P3" style:family="paragraph" style:parent-style-name="Preformatted_20_Text">
      <style:paragraph-properties fo:margin-left="2.501cm" fo:margin-right="0cm" fo:margin-top="0cm" fo:margin-bottom="0cm" loext:contextual-spacing="false" fo:line-height="100%" fo:text-indent="0cm" style:auto-text-indent="false"/>
      <style:text-properties fo:color="#000000" style:font-name="Liberation Serif" fo:font-size="8pt" officeooo:paragraph-rsid="0004ed3c" style:font-size-asian="8pt" style:font-size-complex="8pt"/>
    </style:style>
    <style:style style:name="P4" style:family="paragraph" style:parent-style-name="Standard">
      <style:paragraph-properties fo:line-height="100%"/>
      <style:text-properties fo:color="#000000" style:font-name="Liberation Serif" fo:font-size="8pt" fo:font-weight="normal" officeooo:rsid="0004ed3c" officeooo:paragraph-rsid="0004ed3c" style:font-size-asian="8pt" style:font-weight-asian="normal" style:font-size-complex="8pt" style:font-weight-complex="normal"/>
    </style:style>
    <style:style style:name="P5" style:family="paragraph" style:parent-style-name="Standard">
      <style:paragraph-properties fo:line-height="100%"/>
      <style:text-properties fo:font-size="8pt" officeooo:paragraph-rsid="00036b9a" style:font-size-asian="8pt" style:font-size-complex="8pt"/>
    </style:style>
    <style:style style:name="P6" style:family="paragraph" style:parent-style-name="Standard">
      <style:paragraph-properties fo:line-height="100%"/>
      <style:text-properties fo:font-size="8pt" officeooo:paragraph-rsid="0005793b" style:font-size-asian="8pt" style:font-size-complex="8pt"/>
    </style:style>
    <style:style style:name="P7" style:family="paragraph" style:parent-style-name="Standard">
      <style:paragraph-properties fo:line-height="100%"/>
      <style:text-properties fo:font-size="8pt" officeooo:rsid="00036b9a" officeooo:paragraph-rsid="00036b9a" style:font-size-asian="8pt" style:font-size-complex="8pt"/>
    </style:style>
    <style:style style:name="P8" style:family="paragraph" style:parent-style-name="Standard">
      <style:paragraph-properties fo:line-height="100%"/>
      <style:text-properties fo:font-size="8pt" officeooo:rsid="0005793b" officeooo:paragraph-rsid="0005793b" style:font-size-asian="8pt" style:font-size-complex="8pt"/>
    </style:style>
    <style:style style:name="P9" style:family="paragraph" style:parent-style-name="Standard">
      <style:paragraph-properties fo:line-height="100%"/>
      <style:text-properties fo:font-size="8pt" officeooo:rsid="0007cb34" officeooo:paragraph-rsid="00036b9a" style:font-size-asian="8pt" style:font-size-complex="8pt"/>
    </style:style>
    <style:style style:name="P10" style:family="paragraph" style:parent-style-name="Standard">
      <style:paragraph-properties fo:line-height="100%"/>
      <style:text-properties fo:color="#330066" fo:font-size="11pt" fo:font-weight="bold" officeooo:rsid="0005793b" officeooo:paragraph-rsid="0005793b" style:font-size-asian="11pt" style:font-weight-asian="bold" style:font-size-complex="11pt" style:font-weight-complex="bold"/>
    </style:style>
    <style:style style:name="P11" style:family="paragraph" style:parent-style-name="Text_20_body" style:list-style-name="L3">
      <style:paragraph-properties fo:margin-top="0cm" fo:margin-bottom="0.101cm" loext:contextual-spacing="false" fo:line-height="100%"/>
      <style:text-properties officeooo:paragraph-rsid="0004ed3c"/>
    </style:style>
    <style:style style:name="P12" style:family="paragraph" style:parent-style-name="Text_20_body" style:list-style-name="L3">
      <style:paragraph-properties fo:margin-top="0cm" fo:margin-bottom="0.101cm" loext:contextual-spacing="false" fo:line-height="100%"/>
      <style:text-properties fo:color="#000000" style:font-name="Liberation Serif" fo:font-size="8pt" officeooo:paragraph-rsid="0004ed3c" style:font-size-asian="8pt" style:font-size-complex="8pt"/>
    </style:style>
    <style:style style:name="P13" style:family="paragraph" style:parent-style-name="Text_20_body" style:list-style-name="L3">
      <style:paragraph-properties fo:margin-top="0cm" fo:margin-bottom="0.101cm" loext:contextual-spacing="false" fo:line-height="100%"/>
      <style:text-properties fo:color="#000000" style:font-name="Liberation Serif" fo:font-size="8pt" fo:font-weight="normal" officeooo:rsid="0004ed3c" officeooo:paragraph-rsid="0004ed3c" style:font-size-asian="8pt" style:font-weight-asian="normal" style:font-size-complex="8pt" style:font-weight-complex="normal"/>
    </style:style>
    <style:style style:name="P14" style:family="paragraph" style:parent-style-name="Text_20_body" style:list-style-name="L3">
      <style:paragraph-properties fo:margin-top="0cm" fo:margin-bottom="0.101cm" loext:contextual-spacing="false" fo:line-height="100%"/>
      <style:text-properties fo:font-size="8pt" officeooo:paragraph-rsid="0004ed3c" style:font-size-asian="8pt" style:font-size-complex="8pt"/>
    </style:style>
    <style:style style:name="P15" style:family="paragraph" style:parent-style-name="Standard">
      <style:paragraph-properties fo:line-height="100%"/>
      <style:text-properties fo:font-size="8pt" officeooo:rsid="00036b9a" officeooo:paragraph-rsid="0005793b" style:font-size-asian="8pt" style:font-size-complex="8pt"/>
    </style:style>
    <style:style style:name="P16" style:family="paragraph" style:parent-style-name="Standard" style:list-style-name="L1">
      <style:paragraph-properties fo:line-height="100%"/>
      <style:text-properties fo:font-size="8pt" officeooo:rsid="00036b9a" officeooo:paragraph-rsid="00036b9a" style:font-size-asian="8pt" style:font-size-complex="8pt"/>
    </style:style>
    <style:style style:name="P17" style:family="paragraph" style:parent-style-name="Standard" style:list-style-name="L2">
      <style:paragraph-properties fo:line-height="100%"/>
      <style:text-properties fo:font-size="8pt" officeooo:rsid="00036b9a" officeooo:paragraph-rsid="00036b9a" style:font-size-asian="8pt" style:font-size-complex="8pt"/>
    </style:style>
    <style:style style:name="P18" style:family="paragraph" style:parent-style-name="Standard" style:list-style-name="L1">
      <style:paragraph-properties fo:line-height="100%"/>
      <style:text-properties fo:font-size="8pt" officeooo:paragraph-rsid="00036b9a" style:font-size-asian="8pt" style:font-size-complex="8pt"/>
    </style:style>
    <style:style style:name="P19" style:family="paragraph" style:parent-style-name="Standard" style:list-style-name="L1">
      <style:paragraph-properties fo:line-height="100%"/>
      <style:text-properties fo:color="#000000" style:font-name="Liberation Serif" fo:font-size="8pt" fo:font-weight="normal" officeooo:rsid="0004ed3c" officeooo:paragraph-rsid="0004ed3c" style:font-size-asian="8pt" style:font-weight-asian="normal" style:font-size-complex="8pt" style:font-weight-complex="normal"/>
    </style:style>
    <style:style style:name="P20" style:family="paragraph" style:parent-style-name="Standard" style:list-style-name="L2">
      <style:paragraph-properties fo:margin-top="0.101cm" fo:margin-bottom="0.101cm" loext:contextual-spacing="false" fo:line-height="100%"/>
      <style:text-properties fo:font-size="8pt" officeooo:rsid="00036b9a" officeooo:paragraph-rsid="00036b9a" style:font-size-asian="8pt" style:font-size-complex="8pt"/>
    </style:style>
    <style:style style:name="P21" style:family="paragraph" style:parent-style-name="Standard" style:list-style-name="L4">
      <style:paragraph-properties fo:margin-top="0.101cm" fo:margin-bottom="0.101cm" loext:contextual-spacing="false" fo:line-height="100%"/>
      <style:text-properties fo:font-size="8pt" officeooo:rsid="00036b9a" officeooo:paragraph-rsid="00036b9a" style:font-size-asian="8pt" style:font-size-complex="8pt"/>
    </style:style>
    <style:style style:name="P22" style:family="paragraph" style:parent-style-name="Standard" style:list-style-name="L2">
      <style:paragraph-properties fo:margin-top="0.101cm" fo:margin-bottom="0.101cm" loext:contextual-spacing="false" fo:line-height="100%"/>
      <style:text-properties fo:font-size="8pt" officeooo:rsid="0008116d" officeooo:paragraph-rsid="0008116d" style:font-size-asian="8pt" style:font-size-complex="8pt"/>
    </style:style>
    <style:style style:name="P23" style:family="paragraph" style:parent-style-name="Standard" style:list-style-name="L1">
      <style:paragraph-properties fo:margin-top="0cm" fo:margin-bottom="0.101cm" loext:contextual-spacing="false" fo:line-height="100%"/>
      <style:text-properties fo:color="#000000" style:font-name="Liberation Serif" fo:font-size="8pt" fo:font-weight="normal" officeooo:paragraph-rsid="0004ed3c" style:font-size-asian="8pt" style:font-weight-asian="normal" style:font-size-complex="8pt" style:font-weight-complex="normal"/>
    </style:style>
    <style:style style:name="P24" style:family="paragraph" style:parent-style-name="Standard">
      <style:paragraph-properties fo:margin-left="1.251cm" fo:margin-right="0cm" fo:line-height="100%" fo:text-indent="0cm" style:auto-text-indent="false"/>
      <style:text-properties fo:color="#000000" style:font-name="Liberation Serif" fo:font-size="8pt" fo:font-weight="normal" officeooo:rsid="0004ed3c" officeooo:paragraph-rsid="0004ed3c" style:font-size-asian="8pt" style:font-weight-asian="normal" style:font-size-complex="8pt" style:font-weight-complex="normal"/>
    </style:style>
    <style:style style:name="T1" style:family="text">
      <style:text-properties officeooo:rsid="00036b9a"/>
    </style:style>
    <style:style style:name="T2" style:family="text">
      <style:text-properties officeooo:rsid="0004ed3c"/>
    </style:style>
    <style:style style:name="T3" style:family="text">
      <style:text-properties fo:font-weight="bold" officeooo:rsid="0005793b"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93f96" style:font-weight-asian="normal" style:font-weight-complex="normal"/>
    </style:style>
    <style:style style:name="T6" style:family="text">
      <style:text-properties fo:font-size="8pt" style:font-size-asian="8pt" style:font-size-complex="8pt"/>
    </style:style>
    <style:style style:name="T7" style:family="text">
      <style:text-properties fo:font-size="8pt" officeooo:rsid="0004ed3c" style:font-size-asian="8pt" style:font-size-complex="8pt"/>
    </style:style>
    <style:style style:name="T8" style:family="text">
      <style:text-properties officeooo:rsid="0005793b"/>
    </style:style>
    <style:style style:name="T9" style:family="text">
      <style:text-properties fo:color="#330066" fo:font-size="11pt" fo:font-weight="bold" officeooo:rsid="00036b9a" style:font-size-asian="11pt" style:font-weight-asian="bold" style:font-size-complex="11pt" style:font-weight-complex="bold"/>
    </style:style>
    <style:style style:name="T10" style:family="text">
      <style:text-properties officeooo:rsid="00075ac6"/>
    </style:style>
    <style:style style:name="T11" style:family="text">
      <style:text-properties officeooo:rsid="0008116d"/>
    </style:style>
    <style:style style:name="T12" style:family="text">
      <style:text-properties officeooo:rsid="000a8fb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ext:s/></text:span><text:span text:style-name="T9">Scope :</text:span></text:p>
      <text:p text:style-name="P6"/>
      <text:p text:style-name="P15">The scope of this document is used to run the python script on x86_64 machine. Please follow the steps given below, <text:s/></text:p>
      <text:p text:style-name="P5"/>
      <text:p text:style-name="P10">Execution steps :</text:p>
      <text:p text:style-name="P8"/>
      <text:list xml:id="list2053056138371019113" text:style-name="L1">
        <text:list-item>
          <text:p text:style-name="P16">Before start of the execution we have to ensure that all the script related packages are installed in the local environment or not. If not please run the below commands on the ubuntu environement[X86_64],</text:p>
          <text:p text:style-name="P18"/>
        </text:list-item>
      </text:list>
      <text:list xml:id="list3956913426963991214" text:style-name="L2">
        <text:list-item>
          <text:list>
            <text:list-item>
              <text:list>
                <text:list-item>
                  <text:p text:style-name="P17">sudo apt-get update</text:p>
                </text:list-item>
                <text:list-item>
                  <text:p text:style-name="P20">sudo apt-get install python3.6</text:p>
                </text:list-item>
                <text:list-item>
                  <text:p text:style-name="P20">os, json, platform, datetime, time, subprocess &amp; random are built-in module, you don't need to install it with pip.</text:p>
                </text:list-item>
                <text:list-item>
                  <text:p text:style-name="P20">sudo apt-get install python-ctypeslib</text:p>
                </text:list-item>
                <text:list-item>
                  <text:p text:style-name="P20">pip install argparse</text:p>
                </text:list-item>
                <text:list-item>
                  <text:p text:style-name="P20">pip install validators</text:p>
                </text:list-item>
                <text:list-item>
                  <text:p text:style-name="P20">pip install psutil</text:p>
                </text:list-item>
                <text:list-item>
                  <text:p text:style-name="P20">sudo apt-get install python-enum</text:p>
                </text:list-item>
                <text:list-item>
                  <text:p text:style-name="P22">install pycharm IDE to execute the python scripts[if required.]. </text:p>
                </text:list-item>
              </text:list>
            </text:list-item>
          </text:list>
        </text:list-item>
      </text:list>
      <text:p text:style-name="P7"/>
      <text:list xml:id="list93058645943535" text:continue-list="list2053056138371019113" text:style-name="L1">
        <text:list-item>
          <text:p text:style-name="P23"><text:span text:style-name="T10">Should place the </text:span>libd2lib.so<text:span text:style-name="T2"> and libfwcheck.so library files in the “usr/bin” directory. </text:span></text:p>
        </text:list-item>
        <text:list-item>
          <text:p text:style-name="P19">Provide the input parameters in the config.json file <text:span text:style-name="T8">and place the file in the same directory where python script located[</text:span><text:span text:style-name="T3">/d2/src/</text:span><text:span text:style-name="T8">].</text:span> </text:p>
        </text:list-item>
      </text:list>
      <text:p text:style-name="P4"/>
      <text:p text:style-name="P4"><text:tab/>{</text:p>
      <text:p text:style-name="P1"><text:s text:c="2"/><text:span text:style-name="T4"><text:s/>"make_command" : "</text:span><text:span text:style-name="T5">False</text:span><text:span text:style-name="T4">",</text:span></text:p>
      <text:p text:style-name="P2"><text:s text:c="3"/>"device_model" : "R7000P",</text:p>
      <text:p text:style-name="P2"><text:s text:c="3"/>"device_name" : "Orbi",</text:p>
      <text:p text:style-name="P2"><text:s text:c="3"/>"fwrvision" : "1.1",</text:p>
      <text:p text:style-name="P2"><text:s text:c="3"/>"fsn" : "1",</text:p>
      <text:p text:style-name="P2"><text:s text:c="3"/>"region": 1,</text:p>
      <text:p text:style-name="P2"><text:s text:c="3"/>"upbase_url" : "https://devcom-qa.up.netgear.com/UpBackend/",</text:p>
      <text:p text:style-name="P2"><text:s text:c="3"/>"web_portal_url" : "ftp://update.netgear.com/svn/gaurav/upcloud/web_portal_Default_R7000_RegionBased",</text:p>
      <text:p text:style-name="P2"><text:s text:c="3"/>"target_version" : "1.3"</text:p>
      <text:p text:style-name="P3">}</text:p>
      <text:list xml:id="list490108782906610245" text:style-name="L3">
        <text:list-item>
          <text:p text:style-name="P12">make_command – We have to specify true or false. If it is true, script will run the make commands and setup the d2 environment on running platform. Otherwise we have to place required library files in the desired location[“/usr/bin/”].</text:p>
        </text:list-item>
        <text:list-item>
          <text:p text:style-name="P11"><text:span text:style-name="T6">device_name, device_model, </text:span><text:span text:style-name="T7">fsn, </text:span><text:span text:style-name="T6">fwrvision, region &amp; upbase_url – Valid values specified in the parameters. If the DAL table object doesn’t have the valid values it will be updated using this config file. </text:span></text:p>
        </text:list-item>
        <text:list-item>
          <text:p text:style-name="P14">web_portal_url – Specify the latest firmware version image path in url format. </text:p>
        </text:list-item>
        <text:list-item>
          <text:p text:style-name="P13">target_version – specify the latest firmware version. <text:s/></text:p>
        </text:list-item>
      </text:list>
      <text:p text:style-name="P4"/>
      <text:list xml:id="list93058602449104" text:continue-list="list93058645943535" text:style-name="L1">
        <text:list-item>
          <text:p text:style-name="P19">Start the execution. Log entries are automatically generated and stored in the /tmp directory. (file name : <text:span text:style-name="T12">py_</text:span>fw_log.<text:span text:style-name="T12">log</text:span>) </text:p>
        </text:list-item>
      </text:list>
      <text:p text:style-name="P4"><text:tab/><text:tab/></text:p>
      <text:p text:style-name="P4"><text:tab/><text:tab/><text:span text:style-name="T11">[Terminal $] python file_name.py </text:span></text:p>
      <text:p text:style-name="P24"><text:tab/></text:p>
      <text:p text:style-name="P5"/>
      <text:list xml:id="list8857275471214649188" text:style-name="L4">
        <text:list-header>
          <text:p text:style-name="P21"/>
        </text:list-header>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16:30:22.333181655</meta:creation-date>
    <dc:date>2018-06-22T09:30:57.693072048</dc:date>
    <meta:editing-duration>PT21H55S</meta:editing-duration>
    <meta:editing-cycles>7</meta:editing-cycles>
    <meta:generator>LibreOffice/5.1.6.2$Linux_X86_64 LibreOffice_project/10m0$Build-2</meta:generator>
    <meta:document-statistic meta:table-count="0" meta:image-count="0" meta:object-count="0" meta:page-count="1" meta:paragraph-count="34" meta:word-count="297" meta:character-count="2016" meta:non-whitespace-character-count="1719"/>
  </office:meta>
</office:document-meta>
</file>